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069a2e" draw:marker-start-width="0.359cm" draw:marker-end-width="0.359cm" draw:fill="solid" draw:fill-color="#069a2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solid" draw:fill-color="#069a2e"/>
      <style:paragraph-properties fo:text-align="center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font-name="CMU Serif" fo:font-size="22pt" style:font-size-asian="22pt" style:font-size-complex="22pt"/>
    </style:style>
    <style:style style:name="T3" style:family="text">
      <style:text-properties style:text-position="-33% 58%" style:font-name="CMU Serif" fo:font-size="22pt" style:font-size-asian="22pt" style:font-size-complex="22pt"/>
    </style:style>
    <style:style style:name="T4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5" style:family="text">
      <style:text-properties style:font-name="CMU Seri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7cm" svg:height="1.593cm" svg:x="5.1cm" svg:y="11.5cm">
          <draw:text-box>
            <text:p><text:span text:style-name="T1">-L</text:span></text:p>
          </draw:text-box>
        </draw:frame>
        <draw:frame draw:style-name="gr2" draw:text-style-name="P2" draw:layer="layout" svg:width="1.4cm" svg:height="1.593cm" svg:x="15.5cm" svg:y="11.501cm">
          <draw:text-box>
            <text:p><text:span text:style-name="T1">L</text:span></text:p>
          </draw:text-box>
        </draw:frame>
        <draw:frame draw:style-name="gr3" draw:text-style-name="P3" draw:layer="layout" svg:width="3.5cm" svg:height="2.297cm" svg:x="2.2cm" svg:y="8.801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4" draw:text-style-name="P3" draw:layer="layout" svg:width="3.8cm" svg:height="1.344cm" svg:x="16.4cm" svg:y="8.802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5" draw:text-style-name="P4" draw:layer="layout" svg:width="1.3cm" svg:height="1.399cm" svg:x="3.8cm" svg:y="7.302cm">
          <draw:text-box>
            <text:p><text:span text:style-name="T5">I</text:span></text:p>
          </draw:text-box>
        </draw:frame>
        <draw:frame draw:style-name="gr5" draw:text-style-name="P4" draw:layer="layout" svg:width="1.1cm" svg:height="1.399cm" svg:x="17.6cm" svg:y="7.302cm">
          <draw:text-box>
            <text:p><text:span text:style-name="T5">V</text:span></text:p>
          </draw:text-box>
        </draw:frame>
        <draw:frame draw:style-name="gr6" draw:text-style-name="P3" draw:layer="layout" svg:width="3.4cm" svg:height="1.398cm" svg:x="9.35cm" svg:y="8.802cm">
          <draw:text-box>
            <text:p><text:span text:style-name="T2">V</text:span><text:span text:style-name="T3">(x)</text:span><text:span text:style-name="T2"> = V</text:span></text:p>
          </draw:text-box>
        </draw:frame>
        <draw:frame draw:style-name="gr7" draw:text-style-name="P4" draw:layer="layout" svg:width="1.8cm" svg:height="1.212cm" svg:x="10.35cm" svg:y="7.302cm">
          <draw:text-box>
            <text:p><text:span text:style-name="T5">III</text:span></text:p>
          </draw:text-box>
        </draw:frame>
        <draw:line draw:style-name="gr8" draw:text-style-name="P5" draw:layer="layout" svg:x1="9.301cm" svg:y1="11.101cm" svg:x2="9.3cm" svg:y2="7.101cm">
          <text:p/>
        </draw:line>
        <draw:line draw:style-name="gr8" draw:text-style-name="P5" draw:layer="layout" svg:x1="12.701cm" svg:y1="11.101cm" svg:x2="12.7cm" svg:y2="7.101cm">
          <text:p/>
        </draw:line>
        <draw:frame draw:style-name="gr6" draw:text-style-name="P3" draw:layer="layout" svg:width="3.4cm" svg:height="1.398cm" svg:x="6.1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6" draw:text-style-name="P3" draw:layer="layout" svg:width="3.4cm" svg:height="1.398cm" svg:x="12.8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9" draw:text-style-name="P4" draw:layer="layout" svg:width="1.5cm" svg:height="1.397cm" svg:x="7.1cm" svg:y="7.303cm">
          <draw:text-box>
            <text:p><text:span text:style-name="T5">II</text:span></text:p>
          </draw:text-box>
        </draw:frame>
        <draw:frame draw:style-name="gr7" draw:text-style-name="P4" draw:layer="layout" svg:width="1.7cm" svg:height="1.212cm" svg:x="13.7cm" svg:y="7.304cm">
          <draw:text-box>
            <text:p><text:span text:style-name="T5">IV</text:span></text:p>
          </draw:text-box>
        </draw:frame>
        <draw:line draw:style-name="gr8" draw:text-style-name="P5" draw:layer="layout" svg:x1="9.299cm" svg:y1="7.1cm" svg:x2="12.699cm" svg:y2="7.1cm">
          <text:p/>
        </draw:line>
        <draw:frame draw:style-name="gr2" draw:text-style-name="P2" draw:layer="layout" svg:width="1.7cm" svg:height="1.593cm" svg:x="8.3cm" svg:y="11.501cm">
          <draw:text-box>
            <text:p><text:span text:style-name="T1">-a</text:span></text:p>
          </draw:text-box>
        </draw:frame>
        <draw:frame draw:style-name="gr2" draw:text-style-name="P2" draw:layer="layout" svg:width="1.7cm" svg:height="1.593cm" svg:x="12.2cm" svg:y="11.502cm">
          <draw:text-box>
            <text:p><text:span text:style-name="T1">a</text:span></text:p>
          </draw:text-box>
        </draw:frame>
        <draw:line draw:style-name="gr10" draw:text-style-name="P1" draw:layer="layout" svg:x1="2.4cm" svg:y1="11cm" svg:x2="20.401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5:13.114461072</meta:creation-date>
    <dc:date>2020-09-17T22:42:30.934780276</dc:date>
    <meta:editing-duration>PT11M9S</meta:editing-duration>
    <meta:editing-cycles>6</meta:editing-cycles>
    <meta:generator>LibreOffice/6.4.5.2$Linux_X86_64 LibreOffice_project/40$Build-2</meta:generator>
    <meta:document-statistic meta:object-count="20"/>
  </office:meta>
</office:document-meta>
</file>